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7" style:family="graphic" style:parent-style-name="standard">
      <style:graphic-properties svg:stroke-color="#ffd320" draw:fill="gradient" draw:fill-gradient-name="Radial_20_red_2f_yellow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9" style:family="graphic" style:parent-style-name="standard">
      <style:graphic-properties draw:fill="gradient" draw:fill-color="#77216f" draw:fill-gradient-name="Deep_20_Orange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color="#ff950e" draw:fill-gradient-name="Radial_20_red_2f_yellow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14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5cm" svg:height="4.95cm" svg:x="7.4cm" svg:y="8.5cm">
          <draw:text-box>
            <text:p>WORLD CONNECTION</text:p>
            <text:p/>
            <text:p>APPLICATION</text:p>
          </draw:text-box>
        </draw:frame>
      </draw:page>
      <draw:page draw:name="page2" draw:style-name="dp1" draw:master-page-name="Default">
        <draw:custom-shape draw:style-name="gr2" draw:text-style-name="P1" draw:layer="layout" svg:width="6.3cm" svg:height="11.3cm" svg:x="3.2cm" svg:y="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4cm" svg:x="4.6cm" svg:y="5.7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.4cm" svg:x="4.7cm" svg:y="8.8cm">
          <text:p text:style-name="P1">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cm" svg:height="11.3cm" svg:x="12.4cm" svg:y="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1.6cm" svg:x="14cm" svg:y="11cm">
          <text:p text:style-name="P1">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4cm" svg:height="1.6cm" svg:x="12.9cm" svg:y="3.1cm">
          <text:p text:style-name="P1">ListeDeroulante</text:p>
          <text:p text:style-name="P1">catego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3cm" svg:height="5.4cm" svg:x="12.9cm" svg:y="5.2cm">
          <text:p text:style-name="P1">Criteres </text:p>
          <text:p text:style-name="P1">Disponibles </text:p>
          <text:p text:style-name="P1">En fonction</text:p>
          <text:p text:style-name="P1">Des famil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cm" svg:height="11.3cm" svg:x="3.3cm" svg:y="15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4cm" svg:y1="15.4cm" svg:x2="15cm" svg:y2="12cm">
          <text:p/>
        </draw:line>
        <draw:line draw:style-name="gr8" draw:text-style-name="P1" draw:layer="layout" svg:x1="12.4cm" svg:y1="7.7cm" svg:x2="7.4cm" svg:y2="11.8cm">
          <text:p/>
        </draw:line>
        <draw:custom-shape draw:style-name="gr2" draw:text-style-name="P1" draw:layer="layout" svg:width="6.3cm" svg:height="11.3cm" svg:x="12.5cm" svg:y="15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4cm" svg:height="7.7cm" svg:x="3.7cm" svg:y="18.6cm">
          <text:p text:style-name="P1">Listes des </text:p>
          <text:p text:style-name="P1">Evenements</text:p>
          <text:p text:style-name="P1">Correspondants </text:p>
          <text:p text:style-name="P1">Aux critè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4cm" svg:height="2.6cm" svg:x="3.7cm" svg:y="15.7cm">
          <text:p text:style-name="P1">Menu 'compressé'</text:p>
          <text:p text:style-name="P1">Des criteres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5cm" svg:y1="21.2cm" svg:x2="7.6cm" svg:y2="25.2cm">
          <text:p/>
        </draw:line>
        <draw:custom-shape draw:style-name="gr5" draw:text-style-name="P1" draw:layer="layout" svg:width="3.2cm" svg:height="1.6cm" svg:x="4.9cm" svg:y="11cm">
          <text:p text:style-name="P1">E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3cm" svg:height="0.9cm" svg:x="4.3cm" svg:y="24cm">
          <text:p text:style-name="P1">Ev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3cm" svg:height="1.7cm" svg:x="13.1cm" svg:y="17.1cm">
          <text:p text:style-name="P1">Titre Ev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cm" svg:height="4.2cm" svg:x="13.2cm" svg:y="19cm">
          <text:p text:style-name="P1">Description</text:p>
          <text:p text:style-name="P1">Ev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3.2cm" svg:x="13.2cm" svg:y="23.3cm">
          <text:p text:style-name="P1">Lieu de l'Ev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3cm" svg:height="0.9cm" svg:x="4.3cm" svg:y="25.1cm">
          <text:p text:style-name="P1">Event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6T19:14:16.851819019</meta:creation-date>
    <meta:generator>LibreOffice/4.2.3.3$Linux_X86_64 LibreOffice_project/420m0$Build-3</meta:generator>
    <dc:date>2014-05-16T22:59:21.406673051</dc:date>
    <meta:editing-duration>PT12M52S</meta:editing-duration>
    <meta:editing-cycles>11</meta:editing-cycles>
    <meta:document-statistic meta:object-count="21"/>
  </office:meta>
</office:document-meta>
</file>